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4.447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5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 style:data-style-name="N121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abela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2" table:default-cell-style-name="ce5"/>
        <table:table-column table:style-name="co2" table:number-columns-repeated="245" table:default-cell-style-name="ce1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3" office:value-type="string" table:number-columns-spanned="11" table:number-rows-spanned="1">
            <text:p>Relação dos municípios com as maiores populações autodeclaradas indígenas do País, por situação do domicílio - Brasil - 2010</text:p>
          </table:table-cell>
          <table:covered-table-cell table:number-columns-repeated="10" table:style-name="ce3"/>
          <table:table-cell table:style-name="ce10"/>
          <table:table-cell table:number-columns-repeated="1011"/>
        </table:table-row>
        <table:table-row table:style-name="ro2">
          <table:table-cell/>
          <table:table-cell table:style-name="ce4" office:value-type="string">
            <text:p>Código</text:p>
          </table:table-cell>
          <table:table-cell table:style-name="ce7" office:value-type="string">
            <text:p>Município</text:p>
          </table:table-cell>
          <table:table-cell table:style-name="ce8" office:value-type="string">
            <text:p>Total</text:p>
          </table:table-cell>
          <table:table-cell/>
          <table:table-cell table:style-name="ce4" office:value-type="string">
            <text:p>Código</text:p>
          </table:table-cell>
          <table:table-cell table:style-name="ce7" office:value-type="string">
            <text:p>Município</text:p>
          </table:table-cell>
          <table:table-cell table:style-name="ce8" office:value-type="string">
            <text:p>Urbana</text:p>
          </table:table-cell>
          <table:table-cell/>
          <table:table-cell table:style-name="ce4" office:value-type="string">
            <text:p>Código</text:p>
          </table:table-cell>
          <table:table-cell table:style-name="ce7" office:value-type="string">
            <text:p>Município</text:p>
          </table:table-cell>
          <table:table-cell table:style-name="ce8" office:value-type="string">
            <text:p>Rural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303809</text:p>
          </table:table-cell>
          <table:table-cell office:value-type="string">
            <text:p>São Gabriel da Cachoeira</text:p>
          </table:table-cell>
          <table:table-cell table:style-name="ce9" office:value-type="float" office:value="29017">
            <text:p>29.017</text:p>
          </table:table-cell>
          <table:table-cell/>
          <table:table-cell office:value-type="string">
            <text:p>3550308</text:p>
          </table:table-cell>
          <table:table-cell office:value-type="string">
            <text:p>São Paulo</text:p>
          </table:table-cell>
          <table:table-cell table:style-name="ce9" office:value-type="float" office:value="11918">
            <text:p>11.918</text:p>
          </table:table-cell>
          <table:table-cell/>
          <table:table-cell office:value-type="string">
            <text:p>1303809</text:p>
          </table:table-cell>
          <table:table-cell office:value-type="string">
            <text:p>São Gabriel da Cachoeira</text:p>
          </table:table-cell>
          <table:table-cell table:style-name="ce9" office:value-type="float" office:value="18001">
            <text:p>18.001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303908</text:p>
          </table:table-cell>
          <table:table-cell office:value-type="string">
            <text:p>São Paulo de Olivença</text:p>
          </table:table-cell>
          <table:table-cell table:style-name="ce9" office:value-type="float" office:value="14974">
            <text:p>14.974</text:p>
          </table:table-cell>
          <table:table-cell/>
          <table:table-cell office:value-type="string">
            <text:p>1303809</text:p>
          </table:table-cell>
          <table:table-cell office:value-type="string">
            <text:p>São Gabriel da Cachoeira</text:p>
          </table:table-cell>
          <table:table-cell table:style-name="ce9" office:value-type="float" office:value="11016">
            <text:p>11.016</text:p>
          </table:table-cell>
          <table:table-cell/>
          <table:table-cell office:value-type="string">
            <text:p>1304062</text:p>
          </table:table-cell>
          <table:table-cell office:value-type="string">
            <text:p>Tabatinga</text:p>
          </table:table-cell>
          <table:table-cell table:style-name="ce9" office:value-type="float" office:value="14036">
            <text:p>14.036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1304062</text:p>
          </table:table-cell>
          <table:table-cell office:value-type="string">
            <text:p>Tabatinga</text:p>
          </table:table-cell>
          <table:table-cell table:style-name="ce9" office:value-type="float" office:value="14855">
            <text:p>14.855</text:p>
          </table:table-cell>
          <table:table-cell/>
          <table:table-cell office:value-type="string">
            <text:p>2927408</text:p>
          </table:table-cell>
          <table:table-cell office:value-type="string">
            <text:p>Salvador</text:p>
          </table:table-cell>
          <table:table-cell table:style-name="ce9" office:value-type="float" office:value="7560">
            <text:p>7.560</text:p>
          </table:table-cell>
          <table:table-cell/>
          <table:table-cell office:value-type="string">
            <text:p>1303908</text:p>
          </table:table-cell>
          <table:table-cell office:value-type="string">
            <text:p>São Paulo de Olivença</text:p>
          </table:table-cell>
          <table:table-cell table:style-name="ce9" office:value-type="float" office:value="12752">
            <text:p>12.752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3550308</text:p>
          </table:table-cell>
          <table:table-cell office:value-type="string">
            <text:p>São Paulo</text:p>
          </table:table-cell>
          <table:table-cell table:style-name="ce9" office:value-type="float" office:value="12977">
            <text:p>12.977</text:p>
          </table:table-cell>
          <table:table-cell/>
          <table:table-cell office:value-type="string">
            <text:p>3304557</text:p>
          </table:table-cell>
          <table:table-cell office:value-type="string">
            <text:p>Rio de Janeiro</text:p>
          </table:table-cell>
          <table:table-cell table:style-name="ce9" office:value-type="float" office:value="6764">
            <text:p>6.764</text:p>
          </table:table-cell>
          <table:table-cell/>
          <table:table-cell office:value-type="string">
            <text:p>1300607</text:p>
          </table:table-cell>
          <table:table-cell office:value-type="string">
            <text:p>Benjamin Constant</text:p>
          </table:table-cell>
          <table:table-cell table:style-name="ce9" office:value-type="float" office:value="8704">
            <text:p>8.704</text:p>
          </table:table-cell>
          <table:table-cell table:number-columns-repeated="101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1303601</text:p>
          </table:table-cell>
          <table:table-cell office:value-type="string">
            <text:p>Santa Isabel do Rio Negro</text:p>
          </table:table-cell>
          <table:table-cell table:style-name="ce9" office:value-type="float" office:value="10749">
            <text:p>10.749</text:p>
          </table:table-cell>
          <table:table-cell/>
          <table:table-cell office:value-type="string">
            <text:p>1400100</text:p>
          </table:table-cell>
          <table:table-cell office:value-type="string">
            <text:p>Boa Vista</text:p>
          </table:table-cell>
          <table:table-cell table:style-name="ce9" office:value-type="float" office:value="6072">
            <text:p>6.072</text:p>
          </table:table-cell>
          <table:table-cell/>
          <table:table-cell office:value-type="string">
            <text:p>1303601</text:p>
          </table:table-cell>
          <table:table-cell office:value-type="string">
            <text:p>Santa Isabel do Rio Negro</text:p>
          </table:table-cell>
          <table:table-cell table:style-name="ce9" office:value-type="float" office:value="8584">
            <text:p>8.584</text:p>
          </table:table-cell>
          <table:table-cell table:number-columns-repeated="101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300607</text:p>
          </table:table-cell>
          <table:table-cell office:value-type="string">
            <text:p>Benjamin Constant</text:p>
          </table:table-cell>
          <table:table-cell table:style-name="ce9" office:value-type="float" office:value="9833">
            <text:p>9.833</text:p>
          </table:table-cell>
          <table:table-cell/>
          <table:table-cell office:value-type="string">
            <text:p>5300108</text:p>
          </table:table-cell>
          <table:table-cell office:value-type="string">
            <text:p>Brasília</text:p>
          </table:table-cell>
          <table:table-cell table:style-name="ce9" office:value-type="float" office:value="5941">
            <text:p>5.941</text:p>
          </table:table-cell>
          <table:table-cell/>
          <table:table-cell office:value-type="string">
            <text:p>5102603</text:p>
          </table:table-cell>
          <table:table-cell office:value-type="string">
            <text:p>Campinápolis</text:p>
          </table:table-cell>
          <table:table-cell table:style-name="ce9" office:value-type="float" office:value="7589">
            <text:p>7.589</text:p>
          </table:table-cell>
          <table:table-cell table:number-columns-repeated="101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610905</text:p>
          </table:table-cell>
          <table:table-cell office:value-type="string">
            <text:p>Pesqueira</text:p>
          </table:table-cell>
          <table:table-cell table:style-name="ce9" office:value-type="float" office:value="9335">
            <text:p>9.335</text:p>
          </table:table-cell>
          <table:table-cell/>
          <table:table-cell office:value-type="string">
            <text:p>5002704</text:p>
          </table:table-cell>
          <table:table-cell office:value-type="string">
            <text:p>Campo Grande</text:p>
          </table:table-cell>
          <table:table-cell table:style-name="ce9" office:value-type="float" office:value="5657">
            <text:p>5.657</text:p>
          </table:table-cell>
          <table:table-cell/>
          <table:table-cell office:value-type="string">
            <text:p>3162450</text:p>
          </table:table-cell>
          <table:table-cell office:value-type="string">
            <text:p>São João das Missões</text:p>
          </table:table-cell>
          <table:table-cell table:style-name="ce9" office:value-type="float" office:value="7528">
            <text:p>7.528</text:p>
          </table:table-cell>
          <table:table-cell table:number-columns-repeated="101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1400100</text:p>
          </table:table-cell>
          <table:table-cell office:value-type="string">
            <text:p>Boa Vista</text:p>
          </table:table-cell>
          <table:table-cell table:style-name="ce9" office:value-type="float" office:value="8550">
            <text:p>8.550</text:p>
          </table:table-cell>
          <table:table-cell/>
          <table:table-cell office:value-type="string">
            <text:p>2610905</text:p>
          </table:table-cell>
          <table:table-cell office:value-type="string">
            <text:p>Pesqueira</text:p>
          </table:table-cell>
          <table:table-cell table:style-name="ce9" office:value-type="float" office:value="4048">
            <text:p>4.048</text:p>
          </table:table-cell>
          <table:table-cell/>
          <table:table-cell office:value-type="string">
            <text:p>1400050</text:p>
          </table:table-cell>
          <table:table-cell office:value-type="string">
            <text:p>Alto Alegre</text:p>
          </table:table-cell>
          <table:table-cell table:style-name="ce9" office:value-type="float" office:value="7457">
            <text:p>7.457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1300409</text:p>
          </table:table-cell>
          <table:table-cell office:value-type="string">
            <text:p>Barcelos</text:p>
          </table:table-cell>
          <table:table-cell table:style-name="ce9" office:value-type="float" office:value="8367">
            <text:p>8.367</text:p>
          </table:table-cell>
          <table:table-cell/>
          <table:table-cell office:value-type="string">
            <text:p>1302603</text:p>
          </table:table-cell>
          <table:table-cell office:value-type="string">
            <text:p>Manaus</text:p>
          </table:table-cell>
          <table:table-cell table:style-name="ce9" office:value-type="float" office:value="3837">
            <text:p>3.837</text:p>
          </table:table-cell>
          <table:table-cell/>
          <table:table-cell office:value-type="string">
            <text:p>5000609</text:p>
          </table:table-cell>
          <table:table-cell office:value-type="string">
            <text:p>Amambai</text:p>
          </table:table-cell>
          <table:table-cell table:style-name="ce9" office:value-type="float" office:value="7158">
            <text:p>7.158</text:p>
          </table:table-cell>
          <table:table-cell table:number-columns-repeated="101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3162450</text:p>
          </table:table-cell>
          <table:table-cell office:value-type="string">
            <text:p>São João das Missões</text:p>
          </table:table-cell>
          <table:table-cell table:style-name="ce9" office:value-type="float" office:value="7936">
            <text:p>7.936</text:p>
          </table:table-cell>
          <table:table-cell/>
          <table:table-cell office:value-type="string">
            <text:p>2611606</text:p>
          </table:table-cell>
          <table:table-cell office:value-type="string">
            <text:p>Recife</text:p>
          </table:table-cell>
          <table:table-cell table:style-name="ce9" office:value-type="float" office:value="3665">
            <text:p>3.665</text:p>
          </table:table-cell>
          <table:table-cell/>
          <table:table-cell office:value-type="string">
            <text:p>1300409</text:p>
          </table:table-cell>
          <table:table-cell office:value-type="string">
            <text:p>Barcelos</text:p>
          </table:table-cell>
          <table:table-cell table:style-name="ce9" office:value-type="float" office:value="6997">
            <text:p>6.997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1012"/>
        </table:table-row>
        <table:table-row table:style-name="ro3">
          <table:table-cell/>
          <table:table-cell office:value-type="string">
            <text:p>Fonte: IBGE, Censo Demográfico 2010.</text:p>
          </table:table-cell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2" number:min-integer-digits="1" number:grouping="true"/>
    </number:number-style>
    <number:number-style style:name="N107">
      <number:text>-R$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R$ </number:text>
      <number:number number:decimal-places="0" number:min-integer-digits="1" number:grouping="true"/>
      <number:text> </number:text>
    </number:number-style>
    <number:number-style style:name="N111P1" style:volatile="true">
      <number:text>-R$ </number:text>
      <number:number number:decimal-places="0" number:min-integer-digits="1" number:grouping="true"/>
      <number:text> </number:text>
    </number:number-style>
    <number:number-style style:name="N111P2" style:volatile="true">
      <number:text> R$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R$ </number:text>
      <number:number number:decimal-places="2" number:min-integer-digits="1" number:grouping="true"/>
      <number:text> </number:text>
    </number:number-style>
    <number:number-style style:name="N113P1" style:volatile="true">
      <number:text>-R$ </number:text>
      <number:number number:decimal-places="2" number:min-integer-digits="1" number:grouping="true"/>
      <number:text> </number:text>
    </number:number-style>
    <number:number-style style:name="N113P2" style:volatile="true">
      <number:text> R$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19">
      <number:number number:decimal-places="1" number:min-integer-digits="0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1" number:grouping="true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1" style:display-name="20% - Ênfase1 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2" style:display-name="20% - Ênfase1 2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3" style:display-name="20% - Ênfase1 3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4" style:display-name="20% - Ênfase1 4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1_20_5" style:display-name="20% - Ênfase1 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1" style:display-name="20% - Ênfase2 1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2" style:display-name="20% - Ênfase2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3" style:display-name="20% - Ênfase2 3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4" style:display-name="20% - Ênfase2 4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_20_5" style:display-name="20% - Ênfase2 5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1" style:display-name="20% - Ênfase3 1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2" style:display-name="20% - Ênfase3 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3" style:display-name="20% - Ênfase3 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4" style:display-name="20% - Ênfase3 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_20_5" style:display-name="20% - Ênfase3 5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1" style:display-name="20% - Ênfase4 1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2" style:display-name="20% - Ênfase4 2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3" style:display-name="20% - Ênfase4 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4" style:display-name="20% - Ênfase4 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_20_5" style:display-name="20% - Ênfase4 5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1" style:display-name="20% - Ênfase5 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2" style:display-name="20% - Ênfase5 2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3" style:display-name="20% - Ênfase5 3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4" style:display-name="20% - Ênfase5 4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_20_5" style:display-name="20% - Ênfase5 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1" style:display-name="20% - Ênfase6 1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2" style:display-name="20% - Ênfase6 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3" style:display-name="20% - Ênfase6 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4" style:display-name="20% - Ênfase6 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_20_5" style:display-name="20% - Ênfase6 5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1" style:display-name="40% - Ênfase1 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2" style:display-name="40% - Ênfase1 2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3" style:display-name="40% - Ênfase1 3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4" style:display-name="40% - Ênfase1 4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_20_5" style:display-name="40% - Ênfase1 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1" style:display-name="40% - Ênfase2 1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2" style:display-name="40% - Ênfase2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3" style:display-name="40% - Ênfase2 3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4" style:display-name="40% - Ênfase2 4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_20_5" style:display-name="40% - Ênfase2 5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1" style:display-name="40% - Ênfase3 1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2" style:display-name="40% - Ênfase3 2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3" style:display-name="40% - Ênfase3 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4" style:display-name="40% - Ênfase3 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_20_5" style:display-name="40% - Ênfase3 5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1" style:display-name="40% - Ênfase4 1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2" style:display-name="40% - Ênfase4 2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3" style:display-name="40% - Ênfase4 3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4" style:display-name="40% - Ênfase4 4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_20_5" style:display-name="40% - Ênfase4 5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1" style:display-name="40% - Ênfase5 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2" style:display-name="40% - Ênfase5 2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3" style:display-name="40% - Ênfase5 3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4" style:display-name="40% - Ênfase5 4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_20_5" style:display-name="40% - Ênfase5 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1" style:display-name="40% - Ênfase6 1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2" style:display-name="40% - Ênfase6 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3" style:display-name="40% - Ênfase6 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4" style:display-name="40% - Ênfase6 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_20_5" style:display-name="40% - Ênfase6 5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1" style:display-name="60% - Ênfase1 1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2" style:display-name="60% - Ênfase1 2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3" style:display-name="60% - Ênfase1 3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4" style:display-name="60% - Ênfase1 4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_20_5" style:display-name="60% - Ênfase1 5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1" style:display-name="60% - Ênfase2 1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2" style:display-name="60% - Ênfase2 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3" style:display-name="60% - Ênfase2 3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4" style:display-name="60% - Ênfase2 4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_20_5" style:display-name="60% - Ênfase2 5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1" style:display-name="60% - Ênfase3 1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2" style:display-name="60% - Ênfase3 2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3" style:display-name="60% - Ênfase3 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4" style:display-name="60% - Ênfase3 4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_20_5" style:display-name="60% - Ênfase3 5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1" style:display-name="60% - Ênfase4 1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2" style:display-name="60% - Ênfase4 2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3" style:display-name="60% - Ênfase4 3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4" style:display-name="60% - Ênfase4 4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_20_5" style:display-name="60% - Ênfase4 5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1" style:display-name="60% - Ênfase5 1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2" style:display-name="60% - Ênfase5 2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3" style:display-name="60% - Ênfase5 3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4" style:display-name="60% - Ênfase5 4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_20_5" style:display-name="60% - Ênfase5 5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1" style:display-name="60% - Ênfase6 1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2" style:display-name="60% - Ênfase6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3" style:display-name="60% - Ênfase6 3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4" style:display-name="60% - Ênfase6 4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_20_5" style:display-name="60% - Ênfase6 5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1" style:display-name="Bom 1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2" style:display-name="Bom 2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3" style:display-name="Bom 3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4" style:display-name="Bom 4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_20_5" style:display-name="Bom 5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1" style:display-name="Cálculo 1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" style:display-name="Cálculo 2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" style:display-name="Cálculo 3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" style:display-name="Cálculo 4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" style:display-name="Cálculo 5" style:family="table-cell" style:parent-style-name="Default">
      <style:table-cell-properties fo:background-color="#ffffff" style:diagonal-bl-tr="none" style:diagonal-tl-br="none" fo:border="0.31pt solid #808080" fo:padding="0.071cm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1" style:display-name="Célula de Verificação 1" style:family="table-cell" style:parent-style-name="Default">
      <style:table-cell-properties fo:background-color="#969696" style:diagonal-bl-tr="none" style:diagonal-tl-br="none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2" style:display-name="Célula de Verificação 2" style:family="table-cell" style:parent-style-name="Default">
      <style:table-cell-properties fo:background-color="#969696" style:diagonal-bl-tr="none" style:diagonal-tl-br="none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3" style:display-name="Célula de Verificação 3" style:family="table-cell" style:parent-style-name="Default">
      <style:table-cell-properties fo:background-color="#969696" style:diagonal-bl-tr="none" style:diagonal-tl-br="none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4" style:display-name="Célula de Verificação 4" style:family="table-cell" style:parent-style-name="Default">
      <style:table-cell-properties fo:background-color="#969696" style:diagonal-bl-tr="none" style:diagonal-tl-br="none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_20_5" style:display-name="Célula de Verificação 5" style:family="table-cell" style:parent-style-name="Default">
      <style:table-cell-properties fo:background-color="#969696" style:diagonal-bl-tr="none" style:diagonal-tl-br="none" fo:border="0.31pt double #424242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31pt double #ff0000" style:border-line-width-bottom="0.011cm 0.035cm 0.011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1" style:display-name="Célula Vinculada 1" style:family="table-cell" style:parent-style-name="Default">
      <style:table-cell-properties fo:border-bottom="0.31pt double #ff0000" style:border-line-width-bottom="0.011cm 0.035cm 0.011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2" style:display-name="Célula Vinculada 2" style:family="table-cell" style:parent-style-name="Default">
      <style:table-cell-properties fo:border-bottom="0.31pt double #ff0000" style:border-line-width-bottom="0.011cm 0.035cm 0.011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3" style:display-name="Célula Vinculada 3" style:family="table-cell" style:parent-style-name="Default">
      <style:table-cell-properties fo:border-bottom="0.31pt double #ff0000" style:border-line-width-bottom="0.011cm 0.035cm 0.011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4" style:display-name="Célula Vinculada 4" style:family="table-cell" style:parent-style-name="Default">
      <style:table-cell-properties fo:border-bottom="0.31pt double #ff0000" style:border-line-width-bottom="0.011cm 0.035cm 0.011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élula_20_Vinculada_20_5" style:display-name="Célula Vinculada 5" style:family="table-cell" style:parent-style-name="Default">
      <style:table-cell-properties fo:border-bottom="0.31pt double #ff0000" style:border-line-width-bottom="0.011cm 0.035cm 0.011cm" style:diagonal-bl-tr="none" style:diagonal-tl-br="none" fo:border-left="none" fo:padding="0.071cm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" style:display-name="Entrada 1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" style:display-name="Entrada 2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" style:display-name="Entrada 3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" style:display-name="Entrada 4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" style:display-name="Entrada 5" style:family="table-cell" style:parent-style-name="Default">
      <style:table-cell-properties fo:background-color="#ffff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1" style:display-name="Incorreto 1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2" style:display-name="Incorreto 2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3" style:display-name="Incorreto 3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4" style:display-name="Incorreto 4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to_20_5" style:display-name="Incorreto 5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1" style:display-name="Neutra 1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2" style:display-name="Neutra 2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3" style:display-name="Neutra 3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4" style:display-name="Neutra 4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_20_5" style:display-name="Neutra 5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0" style:diagonal-bl-tr="none" style:diagonal-tl-br="none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a_20_1" style:display-name="Nota 1" style:family="table-cell" style:parent-style-name="Default">
      <style:table-cell-properties fo:background-color="#ffffc0" style:diagonal-bl-tr="none" style:diagonal-tl-br="none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a_20_2" style:display-name="Nota 2" style:family="table-cell" style:parent-style-name="Default">
      <style:table-cell-properties fo:background-color="#ffffc0" style:diagonal-bl-tr="none" style:diagonal-tl-br="none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a_20_3" style:display-name="Nota 3" style:family="table-cell" style:parent-style-name="Default">
      <style:table-cell-properties fo:background-color="#ffffc0" style:diagonal-bl-tr="none" style:diagonal-tl-br="none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a_20_4" style:display-name="Nota 4" style:family="table-cell" style:parent-style-name="Default">
      <style:table-cell-properties fo:background-color="#ffffc0" style:diagonal-bl-tr="none" style:diagonal-tl-br="none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a_20_5" style:display-name="Nota 5" style:family="table-cell" style:parent-style-name="Default">
      <style:table-cell-properties fo:background-color="#ffffc0" style:diagonal-bl-tr="none" style:diagonal-tl-br="none" fo:border="0.31pt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ída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1" style:display-name="Saída 1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2" style:display-name="Saída 2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3" style:display-name="Saída 3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4" style:display-name="Saída 4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ída_20_5" style:display-name="Saída 5" style:family="table-cell" style:parent-style-name="Default">
      <style:table-cell-properties fo:background-color="#ffffff" style:diagonal-bl-tr="none" style:diagonal-tl-br="none" fo:border="0.31pt solid #424242" fo:padding="0.071cm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1" style:display-name="Texto de Aviso 1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2" style:display-name="Texto de Aviso 2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3" style:display-name="Texto de Aviso 3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4" style:display-name="Texto de Aviso 4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viso_20_5" style:display-name="Texto de Aviso 5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1" style:display-name="Texto Explicativo 1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" style:display-name="Texto Explicativo 2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3" style:display-name="Texto Explicativo 3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4" style:display-name="Texto Explicativo 4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5" style:display-name="Texto Explicativo 5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31pt double #3333cc" style:border-line-width-bottom="0.011cm 0.035cm 0.011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31pt double #3333cc" style:border-line-width-bottom="0.011cm 0.035cm 0.011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31pt double #3333cc" style:border-line-width-bottom="0.011cm 0.035cm 0.011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31pt double #3333cc" style:border-line-width-bottom="0.011cm 0.035cm 0.011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31pt double #3333cc" style:border-line-width-bottom="0.011cm 0.035cm 0.011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31pt double #3333cc" style:border-line-width-bottom="0.011cm 0.035cm 0.011cm" style:diagonal-bl-tr="none" style:diagonal-tl-br="none" fo:border-left="none" fo:padding="0.071cm" fo:border-right="none" style:rotation-align="none" fo:border-top="0.31pt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" style:display-name="Título 1 3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4" style:display-name="Título 1 4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5" style:display-name="Título 1 5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6" style:display-name="Título 1 6" style:family="table-cell" style:parent-style-name="Default">
      <style:table-cell-properties fo:border-bottom="1.19pt solid #3333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" style:display-name="Título 2 3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4" style:display-name="Título 2 4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" style:display-name="Título 2 5" style:family="table-cell" style:parent-style-name="Default">
      <style:table-cell-properties fo:border-bottom="1.19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1" style:display-name="Título 3 1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" style:display-name="Título 3 3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4" style:display-name="Título 3 4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" style:display-name="Título 3 5" style:family="table-cell" style:parent-style-name="Default">
      <style:table-cell-properties fo:border-bottom="0.91pt solid #a0e0e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1" style:display-name="Título 4 1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2" style:display-name="Título 4 2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3" style:display-name="Título 4 3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4" style:display-name="Título 4 4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_20_5" style:display-name="Título 4 5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" style:display-name="Título 6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7" style:display-name="Título 7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8" style:display-name="Título 8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9" style:display-name="Título 9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1" style:display-name="Ênfase1 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2" style:display-name="Ênfase1 2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3" style:display-name="Ênfase1 3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4" style:display-name="Ênfase1 4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1_20_5" style:display-name="Ênfase1 5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1" style:display-name="Ênfase2 1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2" style:display-name="Ênfase2 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3" style:display-name="Ênfase2 3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4" style:display-name="Ênfase2 4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_20_5" style:display-name="Ênfase2 5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1" style:display-name="Ênfase3 1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2" style:display-name="Ênfase3 2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3" style:display-name="Ênfase3 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4" style:display-name="Ênfase3 4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_20_5" style:display-name="Ênfase3 5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1" style:display-name="Ênfase4 1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2" style:display-name="Ênfase4 2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3" style:display-name="Ênfase4 3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4" style:display-name="Ênfase4 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_20_5" style:display-name="Ênfase4 5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1" style:display-name="Ênfase5 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2" style:display-name="Ênfase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3" style:display-name="Ênfase5 3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4" style:display-name="Ênfase5 4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_20_5" style:display-name="Ênfase5 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1" style:display-name="Ênfase6 1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2" style:display-name="Ênfase6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3" style:display-name="Ênfase6 3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4" style:display-name="Ênfase6 4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_20_5" style:display-name="Ênfase6 5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14:5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ela_20_5" style:display-name="PageStyle_Tabela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martins</meta:initial-creator>
    <meta:creation-date>2012-04-16T09:57:09</meta:creation-date>
    <dc:creator>nmartins</dc:creator>
    <dc:date>2012-04-17T11:16:53</dc:date>
    <meta:print-date>2012-02-02T08:40:02</meta:print-date>
    <meta:document-statistic meta:table-count="1" meta:cell-count="111" meta:object-count="0"/>
    <meta:generator>LibreOffice/3.4$Win32 LibreOffice_project/340m1$Build-203</meta:generator>
  </office:meta>
</office:document-meta>
</file>